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4mm" svg:height="89.91mm" svg:x="11.61mm" svg:y="54.8mm">
            <loext:p draw:notify-on-update-of-ranges="Hoja1.F4:Hoja1.F4 Hoja1.F5:Hoja1.F9 Hoja1.E5:Hoja1.E9 Hoja1.G4:Hoja1.G4 Hoja1.G5:Hoja1.G9 Hoja1.E5:Hoja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1"/>
        <table:table-row table:style-name="ro1">
          <table:table-cell table:style-name="Default" office:value-type="string" calcext:value-type="string">
            <text:p>Pruebas de tiempo de calculo BBFMM2D 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Double-layer potential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experimento:</text:p>
          </table:table-cell>
          <table:table-cell office:value-type="string" calcext:value-type="string">
            <text:p>n_pan</text:p>
          </table:table-cell>
          <table:table-cell office:value-type="string" calcext:value-type="string">
            <text:p>n_cuad</text:p>
          </table:table-cell>
          <table:table-cell office:value-type="string" calcext:value-type="string">
            <text:p>n_sours</text:p>
          </table:table-cell>
          <table:table-cell office:value-type="string" calcext:value-type="string">
            <text:p>N_elmentos</text:p>
          </table:table-cell>
          <table:table-cell office:value-type="string" calcext:value-type="string">
            <text:p>t_p2p</text:p>
          </table:table-cell>
          <table:table-cell office:value-type="string" calcext:value-type="string">
            <text:p>t_bbfm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60" calcext:value-type="float">
            <text:p>60</text:p>
          </table:table-cell>
          <table:table-cell table:formula="of:=[.D5]+[.B5]" office:value-type="float" office:value="70" calcext:value-type="float">
            <text:p>70</text:p>
          </table:table-cell>
          <table:table-cell office:value-type="float" office:value="0.000549" calcext:value-type="float">
            <text:p>0,000549</text:p>
          </table:table-cell>
          <table:table-cell office:value-type="float" office:value="0.095538" calcext:value-type="float">
            <text:p>0,0955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600" calcext:value-type="float">
            <text:p>600</text:p>
          </table:table-cell>
          <table:table-cell table:formula="of:=[.D6]+[.B6]" office:value-type="float" office:value="700" calcext:value-type="float">
            <text:p>700</text:p>
          </table:table-cell>
          <table:table-cell office:value-type="float" office:value="0.042006" calcext:value-type="float">
            <text:p>0,042006</text:p>
          </table:table-cell>
          <table:table-cell office:value-type="float" office:value="0.675663" calcext:value-type="float">
            <text:p>0,675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6000" calcext:value-type="float">
            <text:p>6000</text:p>
          </table:table-cell>
          <table:table-cell table:formula="of:=[.D7]+[.B7]" office:value-type="float" office:value="7000" calcext:value-type="float">
            <text:p>7000</text:p>
          </table:table-cell>
          <table:table-cell office:value-type="float" office:value="2.36323" calcext:value-type="float">
            <text:p>2,36323</text:p>
          </table:table-cell>
          <table:table-cell office:value-type="float" office:value="9.58755" calcext:value-type="float">
            <text:p>9,587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table:formula="of:=[.B8]*[.C8]" office:value-type="float" office:value="60000" calcext:value-type="float">
            <text:p>60000</text:p>
          </table:table-cell>
          <table:table-cell table:formula="of:=[.D8]+[.B8]" office:value-type="float" office:value="70000" calcext:value-type="float">
            <text:p>70000</text:p>
          </table:table-cell>
          <table:table-cell office:value-type="float" office:value="299.072" calcext:value-type="float">
            <text:p>299,072</text:p>
          </table:table-cell>
          <table:table-cell office:value-type="float" office:value="85.9048" calcext:value-type="float">
            <text:p>85,90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table:formula="of:=[.B9]*[.C9]" office:value-type="float" office:value="300000" calcext:value-type="float">
            <text:p>300000</text:p>
          </table:table-cell>
          <table:table-cell table:formula="of:=[.D9]+[.B9]" office:value-type="float" office:value="350000" calcext:value-type="float">
            <text:p>350000</text:p>
          </table:table-cell>
          <table:table-cell office:value-type="float" office:value="966.041" calcext:value-type="float">
            <text:p>966,041</text:p>
          </table:table-cell>
          <table:table-cell office:value-type="float" office:value="133.971" calcext:value-type="float">
            <text:p>133,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7:25:53.594841493</meta:creation-date>
    <dc:date>2018-08-14T08:00:30.929780791</dc:date>
    <meta:editing-duration>PT3M44S</meta:editing-duration>
    <meta:editing-cycles>1</meta:editing-cycles>
    <meta:document-statistic meta:table-count="1" meta:cell-count="4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5cm" svg:height="8.992cm" xlink:href=".." xlink:type="simple" chart:class="chart:scatter" chart:style-name="ch1">
        <chart:title svg:x="7.318cm" svg:y="0.315cm" chart:style-name="ch2">
          <text:p>N vs t</text:p>
        </chart:title>
        <chart:legend chart:legend-position="end" svg:x="13.302cm" svg:y="3.948cm" style:legend-expansion="high" chart:style-name="ch3"/>
        <chart:plot-area chart:style-name="ch4" table:cell-range-address="Hoja1.E5:Hoja1.G9 Hoja1.F4:Hoja1.G4" chart:data-source-has-labels="row" svg:x="1.33cm" svg:y="1.273cm" svg:width="11.653cm" svg:height="6.559cm">
          <chartooo:coordinate-region svg:x="2.613cm" svg:y="1.473cm" svg:width="9.72cm" svg:height="5.712cm"/>
          <chart:axis chart:dimension="x" chart:name="primary-x" chart:style-name="ch5">
            <chart:title svg:x="6.98cm" svg:y="8.011cm" chart:style-name="ch6">
              <text:p>N</text:p>
            </chart:title>
          </chart:axis>
          <chart:axis chart:dimension="y" chart:name="primary-y" chart:style-name="ch5">
            <chart:title svg:x="0.451cm" svg:y="5.297cm" chart:style-name="ch7">
              <text:p>tiempo [s]</text:p>
            </chart:title>
            <chart:grid chart:style-name="ch8" chart:class="major"/>
          </chart:axis>
          <chart:series chart:style-name="ch9" chart:values-cell-range-address="Hoja1.F5:Hoja1.F9" chart:label-cell-address="Hoja1.F4:Hoja1.F4" chart:class="chart:scatter">
            <chart:domain table:cell-range-address="Hoja1.E5:Hoja1.E9"/>
            <chart:data-point chart:repeated="5"/>
          </chart:series>
          <chart:series chart:style-name="ch10" chart:values-cell-range-address="Hoja1.G5:Hoja1.G9" chart:label-cell-address="Hoja1.G4:Hoja1.G4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t_p2p</text:p>
                <draw:g>
                  <svg:desc>Hoja1.F4:Hoja1.F4</svg:desc>
                </draw:g>
              </table:table-cell>
              <table:table-cell office:value-type="string">
                <text:p>t_bbfmm</text:p>
                <draw:g>
                  <svg:desc>Hoja1.G4:Hoja1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">
                <text:p>70</text:p>
                <draw:g>
                  <svg:desc>Hoja1.E5:Hoja1.E9</svg:desc>
                </draw:g>
              </table:table-cell>
              <table:table-cell office:value-type="float" office:value="0.000549">
                <text:p>0.000549</text:p>
                <draw:g>
                  <svg:desc>Hoja1.F5:Hoja1.F9</svg:desc>
                </draw:g>
              </table:table-cell>
              <table:table-cell office:value-type="float" office:value="0.095538">
                <text:p>0.095538</text:p>
                <draw:g>
                  <svg:desc>Hoja1.G5:Hoja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0.042006">
                <text:p>0.042006</text:p>
              </table:table-cell>
              <table:table-cell office:value-type="float" office:value="0.675663">
                <text:p>0.675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0">
                <text:p>7000</text:p>
              </table:table-cell>
              <table:table-cell office:value-type="float" office:value="2.36323">
                <text:p>2.36323</text:p>
              </table:table-cell>
              <table:table-cell office:value-type="float" office:value="9.58755">
                <text:p>9.58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">
                <text:p>70000</text:p>
              </table:table-cell>
              <table:table-cell office:value-type="float" office:value="299.072">
                <text:p>299.072</text:p>
              </table:table-cell>
              <table:table-cell office:value-type="float" office:value="85.9048">
                <text:p>85.9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0000">
                <text:p>350000</text:p>
              </table:table-cell>
              <table:table-cell office:value-type="float" office:value="966.041">
                <text:p>966.041</text:p>
              </table:table-cell>
              <table:table-cell office:value-type="float" office:value="133.971">
                <text:p>133.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